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203cm" fo:margin-bottom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299cm" fo:text-indent="0cm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Demo Party Planner</text:p>
          </draw:text-box>
        </draw:frame>
        <draw:frame presentation:style-name="pr2" draw:text-style-name="P3" draw:layer="layout" svg:width="22.5cm" svg:height="9.134cm" svg:x="4.5cm" svg:y="3.8cm" presentation:class="subtitle" presentation:user-transformed="true">
          <draw:text-box>
            <text:list text:style-name="L1">
              <text:list-item>
                <text:p text:style-name="P2"><text:s/>Introductie</text:p>
              </text:list-item>
              <text:list-item>
                <text:p text:style-name="P2"><text:s/>De vereisten</text:p>
              </text:list-item>
              <text:list-item>
                <text:p text:style-name="P2"><text:s/>Wat hebben we gedaan?</text:p>
              </text:list-item>
              <text:list-item>
                <text:p text:style-name="P2"><text:s/>Demonstratie</text:p>
              </text:list-item>
              <text:list-item>
                <text:p text:style-name="P2"><text:s/>Vragen/opmerking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 vereisten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Evenementen</text:p>
                <text:list>
                  <text:list-item>
                    <text:p>Lijst met evenementen zichtbaar voor gasten.</text:p>
                  </text:list-item>
                  <text:list-item>
                    <text:p text:style-name="P4">Evenement informatie pagina.</text:p>
                  </text:list-item>
                  <text:list-item>
                    <text:p>Aanpasbaar door administrators.</text:p>
                  </text:list-item>
                </text:list>
                <text:p/>
                <text:p>Registraties</text:p>
                <text:list>
                  <text:list-item>
                    <text:p>Registeren op de evenement informatie pagina.</text:p>
                  </text:list-item>
                  <text:list-item>
                    <text:p>Administrators kunnen registraties verwijderen.</text:p>
                    <text:p/>
                    <text:p/>
                    <text:p/>
                    <text:p/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at hebben we gedaan?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Gasten</text:p>
                <text:list>
                  <text:list-item>
                    <text:p>Lijst met evenementen.</text:p>
                  </text:list-item>
                  <text:list-item>
                    <text:p>Individueel evenement met informatie en de registraties.</text:p>
                  </text:list-item>
                  <text:list-item>
                    <text:p>Gasten krijgen een notificatie email 2 dagen voor het evenement.</text:p>
                  </text:list-item>
                  <text:list-item>
                    <text:p>Contact pagina.</text:p>
                  </text:list-item>
                </text:list>
                <text:p/>
              </text:list-item>
              <text:list-item>
                <text:p>Administrators</text:p>
                <text:list>
                  <text:list-item>
                    <text:p>Login.</text:p>
                  </text:list-item>
                  <text:list-item>
                    <text:p>Meerdere administrators.</text:p>
                  </text:list-item>
                  <text:list-item>
                    <text:p>Aanpassen/verwijderen evenementen.</text:p>
                  </text:list-item>
                  <text:list-item>
                    <text:p>Registraties verwijderen.</text:p>
                  </text:list-item>
                  <text:list-item>
                    <text:p>Alle informatie over de registrati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emonstratie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ragen/Opmerkingen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2T14:15:45.475000000</meta:creation-date>
    <meta:editing-duration>PT12M14S</meta:editing-duration>
    <meta:editing-cycles>2</meta:editing-cycles>
    <meta:generator>LibreOffice/7.1.2.2$Windows_X86_64 LibreOffice_project/8a45595d069ef5570103caea1b71cc9d82b2aae4</meta:generator>
    <dc:title>DNA</dc:title>
    <dc:date>2021-06-22T15:39:55.672000000</dc:date>
    <meta:document-statistic meta:object-count="122"/>
  </office:meta>
</office:document-meta>
</file>